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7ef9" officeooo:paragraph-rsid="00067ef9"/>
    </style:style>
    <style:style style:name="P2" style:family="paragraph" style:parent-style-name="Standard">
      <style:text-properties officeooo:rsid="00067ef9" officeooo:paragraph-rsid="0007315a"/>
    </style:style>
    <style:style style:name="P3" style:family="paragraph" style:parent-style-name="Standard">
      <style:text-properties officeooo:rsid="00067ef9" officeooo:paragraph-rsid="0007fe68"/>
    </style:style>
    <style:style style:name="P4" style:family="paragraph" style:parent-style-name="Standard">
      <style:text-properties officeooo:rsid="0009c1d0" officeooo:paragraph-rsid="0009c1d0"/>
    </style:style>
    <style:style style:name="P5" style:family="paragraph" style:parent-style-name="Standard">
      <style:text-properties officeooo:rsid="00067ef9" officeooo:paragraph-rsid="0025ba49"/>
    </style:style>
    <style:style style:name="P6" style:family="paragraph" style:parent-style-name="Standard">
      <style:text-properties officeooo:rsid="00067ef9" officeooo:paragraph-rsid="00280f28"/>
    </style:style>
    <style:style style:name="P7" style:family="paragraph" style:parent-style-name="Standard">
      <style:text-properties officeooo:rsid="00067ef9" officeooo:paragraph-rsid="0007fe68"/>
    </style:style>
    <style:style style:name="P8" style:family="paragraph" style:parent-style-name="Standard">
      <style:paragraph-properties fo:text-align="justify" style:justify-single-word="false"/>
      <style:text-properties officeooo:rsid="0007fe68" officeooo:paragraph-rsid="0007fe68"/>
    </style:style>
    <style:style style:name="P9" style:family="paragraph" style:parent-style-name="Standard">
      <style:paragraph-properties fo:text-align="justify" style:justify-single-word="false"/>
      <style:text-properties officeooo:rsid="0007fe68" officeooo:paragraph-rsid="0019ff0c"/>
    </style:style>
    <style:style style:name="P10" style:family="paragraph" style:parent-style-name="Standard">
      <style:paragraph-properties fo:text-align="justify" style:justify-single-word="false"/>
      <style:text-properties officeooo:rsid="0007fe68" officeooo:paragraph-rsid="002587b3"/>
    </style:style>
    <style:style style:name="P11" style:family="paragraph" style:parent-style-name="Standard">
      <style:text-properties officeooo:rsid="0007fe68" officeooo:paragraph-rsid="0032a1b7"/>
    </style:style>
    <style:style style:name="P12" style:family="paragraph" style:parent-style-name="Standard">
      <style:paragraph-properties fo:text-align="justify" style:justify-single-word="false"/>
      <style:text-properties officeooo:paragraph-rsid="0015870a"/>
    </style:style>
    <style:style style:name="P13" style:family="paragraph" style:parent-style-name="Standard">
      <style:paragraph-properties fo:text-align="justify" style:justify-single-word="false"/>
      <style:text-properties officeooo:paragraph-rsid="0019ff0c"/>
    </style:style>
    <style:style style:name="P14" style:family="paragraph" style:parent-style-name="Standard">
      <style:paragraph-properties fo:text-align="justify" style:justify-single-word="false"/>
      <style:text-properties officeooo:paragraph-rsid="002587b3"/>
    </style:style>
    <style:style style:name="P15" style:family="paragraph" style:parent-style-name="Standard">
      <style:paragraph-properties fo:text-align="justify" style:justify-single-word="false"/>
      <style:text-properties officeooo:paragraph-rsid="00280f28"/>
    </style:style>
    <style:style style:name="P16" style:family="paragraph" style:parent-style-name="Standard">
      <style:paragraph-properties fo:text-align="justify" style:justify-single-word="false"/>
      <style:text-properties fo:font-weight="bold" officeooo:rsid="0007fe68" officeooo:paragraph-rsid="0007fe68" style:font-weight-asian="bold" style:font-weight-complex="bold"/>
    </style:style>
    <style:style style:name="P17" style:family="paragraph" style:parent-style-name="Standard">
      <style:paragraph-properties fo:text-align="justify" style:justify-single-word="false"/>
      <style:text-properties fo:font-weight="bold" officeooo:rsid="00153a20" officeooo:paragraph-rsid="00153a20" style:font-weight-asian="bold" style:font-weight-complex="bold"/>
    </style:style>
    <style:style style:name="P18" style:family="paragraph" style:parent-style-name="Standard">
      <style:paragraph-properties fo:text-align="justify" style:justify-single-word="false"/>
      <style:text-properties fo:font-weight="bold" officeooo:rsid="002587b3" officeooo:paragraph-rsid="002587b3" style:font-weight-asian="bold" style:font-weight-complex="bold"/>
    </style:style>
    <style:style style:name="P19" style:family="paragraph" style:parent-style-name="Standard">
      <style:text-properties fo:font-weight="bold" officeooo:rsid="00067ef9" officeooo:paragraph-rsid="0025ba49" style:font-weight-asian="bold" style:font-weight-complex="bold"/>
    </style:style>
    <style:style style:name="P20" style:family="paragraph" style:parent-style-name="Standard">
      <style:paragraph-properties fo:text-align="justify" style:justify-single-word="false"/>
      <style:text-properties fo:font-weight="normal" officeooo:rsid="002587b3" officeooo:paragraph-rsid="002587b3" style:font-weight-asian="normal" style:font-weight-complex="normal"/>
    </style:style>
    <style:style style:name="P21" style:family="paragraph" style:parent-style-name="Standard">
      <style:paragraph-properties fo:text-align="justify" style:justify-single-word="false"/>
      <style:text-properties fo:font-weight="normal" officeooo:rsid="00067ef9" officeooo:paragraph-rsid="00328408" style:font-weight-asian="normal" style:font-weight-complex="normal"/>
    </style:style>
    <style:style style:name="P22" style:family="paragraph" style:parent-style-name="Standard">
      <style:text-properties officeooo:paragraph-rsid="0025ba49"/>
    </style:style>
    <style:style style:name="P23" style:family="paragraph" style:parent-style-name="Standard">
      <style:text-properties officeooo:rsid="002acb64" officeooo:paragraph-rsid="0030869c"/>
    </style:style>
    <style:style style:name="P24" style:family="paragraph" style:parent-style-name="Standard">
      <style:text-properties officeooo:rsid="002c882b" officeooo:paragraph-rsid="002c882b"/>
    </style:style>
    <style:style style:name="P25" style:family="paragraph" style:parent-style-name="Standard">
      <style:text-properties officeooo:rsid="002d2395" officeooo:paragraph-rsid="002d2395"/>
    </style:style>
    <style:style style:name="P26" style:family="paragraph" style:parent-style-name="Standard">
      <style:text-properties officeooo:rsid="00358540" officeooo:paragraph-rsid="00358540"/>
    </style:style>
    <style:style style:name="P27" style:family="paragraph" style:parent-style-name="Standard">
      <style:text-properties officeooo:rsid="003a9279" officeooo:paragraph-rsid="003a9279"/>
    </style:style>
    <style:style style:name="T1" style:family="text">
      <style:text-properties officeooo:rsid="0007315a"/>
    </style:style>
    <style:style style:name="T2" style:family="text">
      <style:text-properties officeooo:rsid="00067ef9"/>
    </style:style>
    <style:style style:name="T3" style:family="text">
      <style:text-properties officeooo:rsid="000aeaf1"/>
    </style:style>
    <style:style style:name="T4" style:family="text">
      <style:text-properties officeooo:rsid="000ee066"/>
    </style:style>
    <style:style style:name="T5" style:family="text">
      <style:text-properties officeooo:rsid="00153a20"/>
    </style:style>
    <style:style style:name="T6" style:family="text">
      <style:text-properties fo:color="#ff3333"/>
    </style:style>
    <style:style style:name="T7" style:family="text">
      <style:text-properties officeooo:rsid="0025ba49"/>
    </style:style>
    <style:style style:name="T8" style:family="text">
      <style:text-properties officeooo:rsid="0027b9fe"/>
    </style:style>
    <style:style style:name="T9" style:family="text">
      <style:text-properties officeooo:rsid="00280f28"/>
    </style:style>
    <style:style style:name="T10" style:family="text">
      <style:text-properties officeooo:rsid="002aa3d9"/>
    </style:style>
    <style:style style:name="T11" style:family="text">
      <style:text-properties fo:font-weight="normal" officeooo:rsid="002587b3" style:font-weight-asian="normal" style:font-weight-complex="normal"/>
    </style:style>
    <style:style style:name="T12" style:family="text">
      <style:text-properties officeooo:rsid="0030869c"/>
    </style:style>
    <style:style style:name="T13" style:family="text">
      <style:text-properties officeooo:rsid="00358540"/>
    </style:style>
    <style:style style:name="T14" style:family="text">
      <style:text-properties officeooo:rsid="003a927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áquinas Virtuais</text:p>
      <text:p text:style-name="P16">O que são e como funciona?</text:p>
      <text:p text:style-name="P9"><text:span text:style-name="T4">Virtualização de máquina é a técnica/conceito de simular um computador real por meio de software, de forma que múltiplas máquinas virtuais possam existir em um único hospedeiro. Cada máquina virtual criada dentro de um ambiente computacional hospedeiro possui seu próprio sistema operacional, chamado de SO convidado, e utiliza um ambiente totalmente isolado, assim as alterações realizadas por uma VM não gera interferência nas demais. </text:span></text:p>
      <text:p text:style-name="P9"/>
      <text:p text:style-name="P9"><text:span text:style-name="T4">A técnica de virtualização é provida por uma camada de software conhecida com supervisor (hypervisor), o qual pode tanto executar diretamente no hardware ou no sistema operacional hospedeiro. O supervisor é responsável por coordenar a utilização dos recursos físicos entre múltiplas máquinas virtuais, cada uma executando com sua própria cópia de sistema operacional. </text:span></text:p>
      <text:p text:style-name="P12"/>
      <text:p text:style-name="P18">Vantagens de utilizar virtualização de máquina</text:p>
      <text:p text:style-name="P20">Permite múltiplos sistemas operacionais em um um único computador sem qualquer intervenção;</text:p>
      <text:p text:style-name="P20">Máquinas virtuais são largamente disponíveis e são fáceis para gerenciar;</text:p>
      <text:p text:style-name="P14"><text:span text:style-name="T11">Oferece opções para provisão de aplicações e recuperação de desastres.</text:span></text:p>
      <text:p text:style-name="P12"/>
      <text:p text:style-name="P17">Virtualização e Computação em Nuvem</text:p>
      <text:p text:style-name="P13"><text:span text:style-name="T5">Embora usadas em contextos intercambiáveis, elas não são a mesma coisa, esse é o ponto onde as duas tecnologias se sobrepõem: Virtualização é uma tecnologia fundamental que faz a computação em nuvem funcionar. Para ajudar a entender como a computação em nuvem utiliza a virtualização <text:s text:c="2"/>vamos seguir o raciocínio: uma empresa de cloud possui parque de servidores contendo várias máquinas robustas e, possivelmente, outros espalhados pelo globo, agora imagine que um cliente deseje contratar um dos serviços mas que deseje pagar somente pelo que precisa, nada mais óbvio, dedicar um servidor físico demoraria mais para instalar, custaria mais caro, e possivelmente desperdiçaria recursos, para baratear o custo de criar um servidor, a empresa de cloud virtualiza um (instancia uma VM) contendo os recursos na medida das necessidades do cliente, dessa forma a empresa de cloud faz um uso melhor dos recursos de seu hardware e economiza mais energia, e o cliente paga pelo que consome.</text:span></text:p>
      <text:p text:style-name="P13"/>
      <text:p text:style-name="P10"/>
      <text:p text:style-name="P19">O que são containers?</text:p>
      <text:p text:style-name="P19"/>
      <text:p text:style-name="P21"><text:span text:style-name="T12">É comum associar containers ao termo lightweight virtual machine, e de fato a duas apresentam pelo menos duas características comuns: ambientes isolados e fácil movimentação entre hosts. No entanto, containers são arquiteturalmente diferentes de VMs, apresenta-se a seguinte analogia: ao comprar uma casa ela vem equipada com instalações de água, esgoto, eletricidade, etc, ela também apresenta proteção contra visitas indesejadas e geralmente possui mais espaço do que o que você realmente vai precisar, porque essa é a forma como as casas são feitas; já um apartamento também possui todos os recursos citados anteriormente e também apresenta proteção contra visitas indesejadas, porém as instalações de cada apartamento são integradas ao sistema do prédio, e o tamanho dos apartamentos varia facilmente entre uma quitinete ou uma cobertura, isso vai depender da sua necessidade, containers são como apartamentos eles compartilham os principais recursos do sistema subjacente, já as VMs são como as casas cada uma possui sua própria cópia do SO.</text:span></text:p>
      <text:p text:style-name="P21"/>
      <text:p text:style-name="P15"><text:span text:style-name="T13">A tecnologia de conteinerização foi desenvolvida para virtualizar uma única aplicação dentro de um ambiente isolado. Isso significa que: primeiro, caso <text:s/>algo estranho aconteça na execução de um container, os seus efeitos não devem propagar para o meio externo, segundo, ele contem somente o que é necessário para executar aquela aplicação para a qual foi destinado, por exemplo, você tem um container MySQL, e é só isso que ele faz, fornece um serviço de banco de dados, e terceiro, </text:span><text:soft-page-break/><text:span text:style-name="T13">busca resolver problemas de compatibilidade entre</text:span> <text:span text:style-name="T9">aplicações que residem no mesmo sistema operacional.</text:span></text:p>
      <text:p text:style-name="P15"/>
      <text:p text:style-name="P15"><text:span text:style-name="T10">Containers são preparados para operar com a mínima quantidade de recursos necessários para realizar as tarefas a eles destinadas, isso pode ser uns pedaços de software, bibliotecas e alguns serviços básicos de um SO. Diferente do que acontece com uma máquina virtual que necessita de uma cópia completa de um SO.</text:span></text:p>
      <text:p text:style-name="P6"/>
      <text:p text:style-name="P23">O que é Docker?</text:p>
      <text:p text:style-name="P26">Docker é um sistema de gerenciamento de containers open source.</text:p>
      <text:p text:style-name="P26">Docker não é uma tecnologia de virtualização <text:span text:style-name="T14">mas sim</text:span> um tecnologia para entrega de aplicações.</text:p>
      <text:p text:style-name="P27">O que isso significa?</text:p>
      <text:p text:style-name="P27">Significa que por meio do Docker você pode colocar seus containers para executar onde for melhor para as sua necessidade, tanto na nuvem quanto no bare metal.</text:p>
      <text:p text:style-name="P26"/>
      <text:p text:style-name="P26">Docker is one of the most successful open source projects in recent history, and organizations of</text:p>
      <text:p text:style-name="P26">all sizes are developing plans around how to containerize their applications. The first step in this</text:p>
      <text:p text:style-name="P26">journey is, of course, to understand what containers are, and what are their key benefits.</text:p>
      <text:p text:style-name="P26"/>
      <text:p text:style-name="P23">container management system</text:p>
      <text:p text:style-name="P24">Docker é uma ferramenta para fazer deploy de aplicações em containers, </text:p>
      <text:p text:style-name="P25">Docker is not a virtualization technology, it’s an application delivery</text:p>
      <text:p text:style-name="P25">technology.</text:p>
      <text:p text:style-name="P6"><text:span text:style-name="T8"><text:s/>Portanto, containers contem.</text:span></text:p>
      <text:p text:style-name="P22"><text:span text:style-name="T2"><text:tab/></text:span><text:span text:style-name="T6">provide a virtual instance of that application</text:span></text:p>
      <text:p text:style-name="P22"><text:span text:style-name="T6"><text:tab/></text:span>designed to virtualize a single application</text:p>
      <text:p text:style-name="P5"><text:tab/><text:span text:style-name="T7">cloud containers virtualização em nível de aplicação</text:span></text:p>
      <text:p text:style-name="P5"><text:tab/><text:span text:style-name="T8">Um abiente isolado no qual se coloca uma aplicação, </text:span></text:p>
      <text:p text:style-name="P5"/>
      <text:p text:style-name="P5"><text:tab/>Containers inclui a aplicação e todas as suas dependências , porém compartilha o kernel com outros containers, rodando como processos isolados no espaço do usuário no OS do host. Docker containers não são “atadas” a nenhuma infraestrutura especifica: eles rodam em qualquer computador, em qualquer infraestrutura, e em qualquer nuvem.</text:p>
      <text:p text:style-name="P2"><text:tab/>A tecnologia de conteinerização prover um ambiente no qual executa um aplicação de forma isolada, e esse ambiente, chamado de container, <text:span text:style-name="T8">esse container </text:span>pode ser movido entre <text:span text:style-name="T8">servidores com o mesmo underlying sistema</text:span> sem atritos. Essas características podem ser vistas também em virtualização de máquinas( Vms).</text:p>
      <text:p text:style-name="P3"><text:tab/><text:span text:style-name="T1">Quando se começa a trabalhar com containers se tenta enquadrá-la como uma tecnologia de muita semelhanças as máquinas virtuais, e de fato a duas apresentam pelo menos duas características comuns ambientes isolados e fácil movimentação entre hosts, no entanto, containers compartilham recursos presentes no kernel do OS host, enquanto que Vms precisam carregar OS completo para executar serviços, dessa forma quem contrata um serviço de máquinas virtuais geralmente adiquire mais do que precisa para rodar suas aplicações, por outro lado containers carrega somente o que é preciso para rodar uma simples aplicação, dessa forma é adicionado ao container somente o que é necessário para a aplicação. </text:span></text:p>
      <text:p text:style-name="P3"/>
      <text:p text:style-name="P3"/>
      <text:p text:style-name="P11"><text:span text:style-name="T3">Máquinas Virtuais incluem a aplicação, os binários e bibliotecas necessárias, e um OS convidado inteiro, tudo isso pode contar dezenas de GBs.</text:span></text:p>
      <text:p text:style-name="P3"/>
      <text:p text:style-name="P3"/>
      <text:p text:style-name="P4">Docker não é uma tecnologia de virtualização mas sim uma tecnologia para “entregar” aplicações.</text:p>
      <text:p text:style-name="P4"><text:soft-page-break/></text:p>
      <text:p text:style-name="P3"/>
      <text:p text:style-name="P3"><text:span text:style-name="T1"><text:s text:c="2"/></text:span><text:s text:c="3"/></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14:02:03.836486929</meta:creation-date>
    <dc:date>2016-11-02T23:17:07.019434756</dc:date>
    <meta:editing-duration>PT6H54M23S</meta:editing-duration>
    <meta:editing-cycles>46</meta:editing-cycles>
    <meta:generator>LibreOffice/4.2.8.2$Linux_X86_64 LibreOffice_project/420m0$Build-2</meta:generator>
    <meta:document-statistic meta:table-count="0" meta:image-count="0" meta:object-count="0" meta:page-count="3" meta:paragraph-count="38" meta:word-count="1030" meta:character-count="6742" meta:non-whitespace-character-count="5723"/>
  </office:meta>
</office:document-meta>
</file>